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able1" style:family="table">
      <style:table-properties table:align="left" style:width="18.971cm" fo:margin-left="-1.217cm"/>
    </style:style>
    <style:style style:name="Column1" style:family="table-column">
      <style:table-column-properties style:column-width="4.313cm"/>
    </style:style>
    <style:style style:name="Column2" style:family="table-column">
      <style:table-column-properties style:column-width="1.826cm"/>
    </style:style>
    <style:style style:name="Column3" style:family="table-column">
      <style:table-column-properties style:column-width="2.672cm"/>
    </style:style>
    <style:style style:name="Column4" style:family="table-column">
      <style:table-column-properties style:column-width="10.16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"><text:span text:style-name="T2_1">Excepción</text:span></text:p>
          </table:table-cell>
          <table:table-cell table:style-name="Cell2">
            <text:p text:style-name="P3"><text:span text:style-name="T3_1">ORA</text:span><text:span text:style-name="T3_2"><text:s/></text:span><text:span text:style-name="T3_3">Error</text:span></text:p>
          </table:table-cell>
          <table:table-cell table:style-name="Cell3">
            <text:p text:style-name="P4"><text:span text:style-name="T4_1">SQLCODE</text:span></text:p>
          </table:table-cell>
          <table:table-cell table:style-name="Cell4">
            <text:p text:style-name="P5"><text:span text:style-name="T5_1">Lanzar</text:span><text:span text:style-name="T5_2"><text:s/></text:span><text:span text:style-name="T5_3">cuando</text:span><text:span text:style-name="T5_4">...</text:span></text:p>
          </table:table-cell>
        </table:table-row>
        <table:table-row table:style-name="Row2">
          <table:table-cell table:style-name="Cell5">
            <text:p text:style-name="P6"><text:span text:style-name="T6_1">PROD</text:span><text:span text:style-name="T6_2">_</text:span><text:span text:style-name="T6_3">NO</text:span><text:span text:style-name="T6_4">_</text:span><text:span text:style-name="T6_5">EXISTS</text:span></text:p>
          </table:table-cell>
          <table:table-cell table:style-name="Cell6">
            <text:p text:style-name="P7"><text:span text:style-name="T7_1">01501</text:span></text:p>
          </table:table-cell>
          <table:table-cell table:style-name="Cell7">
            <text:p text:style-name="P8"><text:span text:style-name="T8_1">-1501</text:span></text:p>
          </table:table-cell>
          <table:table-cell table:style-name="Cell8">
            <text:p text:style-name="P9"><text:span text:style-name="T9_1">Se</text:span><text:span text:style-name="T9_2"><text:s/></text:span><text:span text:style-name="T9_3">intenta</text:span><text:span text:style-name="T9_4"><text:s/></text:span><text:span text:style-name="T9_5">acceder</text:span><text:span text:style-name="T9_6"><text:s/></text:span><text:span text:style-name="T9_7">a</text:span><text:span text:style-name="T9_8"><text:s/></text:span><text:span text:style-name="T9_9">un</text:span><text:span text:style-name="T9_10"><text:s/></text:span><text:span text:style-name="T9_11">producto</text:span><text:span text:style-name="T9_12"><text:s/></text:span><text:span text:style-name="T9_13">que</text:span><text:span text:style-name="T9_14"><text:s/></text:span><text:span text:style-name="T9_15">no</text:span><text:span text:style-name="T9_16"><text:s/></text:span><text:span text:style-name="T9_17">existe</text:span><text:span text:style-name="T9_18"><text:s/></text:span><text:span text:style-name="T9_19">en</text:span><text:span text:style-name="T9_20"><text:s/></text:span><text:span text:style-name="T9_21">el</text:span><text:span text:style-name="T9_22"><text:s/></text:span><text:span text:style-name="T9_23">sistema</text:span><text:span text:style-name="T9_24">,<text:s/></text:span><text:span text:style-name="T9_25">ya</text:span><text:span text:style-name="T9_26"><text:s/></text:span><text:span text:style-name="T9_27">sea</text:span><text:span text:style-name="T9_28"><text:s/></text:span><text:span text:style-name="T9_29">porque</text:span><text:span text:style-name="T9_30"><text:s/></text:span><text:span text:style-name="T9_31">se</text:span><text:span text:style-name="T9_32"><text:s/></text:span><text:span text:style-name="T9_33">ha</text:span><text:span text:style-name="T9_34"><text:s/></text:span><text:span text:style-name="T9_35">borrado</text:span><text:span text:style-name="T9_36"><text:s/></text:span><text:span text:style-name="T9_37">o</text:span><text:span text:style-name="T9_38"><text:s/></text:span><text:span text:style-name="T9_39">nunca</text:span><text:span text:style-name="T9_40"><text:s/></text:span><text:span text:style-name="T9_41">se</text:span><text:span text:style-name="T9_42"><text:s/></text:span><text:span text:style-name="T9_43">creó</text:span><text:span text:style-name="T9_44">.</text:span></text:p>
          </table:table-cell>
        </table:table-row>
        <table:table-row table:style-name="Row3">
          <table:table-cell table:style-name="Cell9">
            <text:p text:style-name="P10"><text:span text:style-name="T10_1">CAT</text:span><text:span text:style-name="T10_2">_</text:span><text:span text:style-name="T10_3">NO</text:span><text:span text:style-name="T10_4">_</text:span><text:span text:style-name="T10_5">EXISTS</text:span></text:p>
          </table:table-cell>
          <table:table-cell table:style-name="Cell10">
            <text:p text:style-name="P11"><text:span text:style-name="T11_1">01502</text:span></text:p>
          </table:table-cell>
          <table:table-cell table:style-name="Cell11">
            <text:p text:style-name="P12"><text:span text:style-name="T12_1">-1502</text:span></text:p>
          </table:table-cell>
          <table:table-cell table:style-name="Cell12">
            <text:p text:style-name="P13"><text:span text:style-name="T13_1">Se</text:span><text:span text:style-name="T13_2"><text:s/></text:span><text:span text:style-name="T13_3">intenta</text:span><text:span text:style-name="T13_4"><text:s/></text:span><text:span text:style-name="T13_5">acceder</text:span><text:span text:style-name="T13_6"><text:s/></text:span><text:span text:style-name="T13_7">a</text:span><text:span text:style-name="T13_8"><text:s/></text:span><text:span text:style-name="T13_9">una</text:span><text:span text:style-name="T13_10"><text:s/></text:span><text:span text:style-name="T13_11">categoría</text:span><text:span text:style-name="T13_12"><text:s/></text:span><text:span text:style-name="T13_13">que</text:span><text:span text:style-name="T13_14"><text:s/></text:span><text:span text:style-name="T13_15">no</text:span><text:span text:style-name="T13_16"><text:s/></text:span><text:span text:style-name="T13_17">existe</text:span><text:span text:style-name="T13_18"><text:s/></text:span><text:span text:style-name="T13_19">en</text:span><text:span text:style-name="T13_20"><text:s/></text:span><text:span text:style-name="T13_21">el</text:span><text:span text:style-name="T13_22"><text:s/></text:span><text:span text:style-name="T13_23">sistema</text:span><text:span text:style-name="T13_24">,<text:s/></text:span><text:span text:style-name="T13_25">ya</text:span><text:span text:style-name="T13_26"><text:s/></text:span><text:span text:style-name="T13_27">sea</text:span><text:span text:style-name="T13_28"><text:s/></text:span><text:span text:style-name="T13_29">porque</text:span><text:span text:style-name="T13_30"><text:s/></text:span><text:span text:style-name="T13_31">se</text:span><text:span text:style-name="T13_32"><text:s/></text:span><text:span text:style-name="T13_33">ha</text:span><text:span text:style-name="T13_34"><text:s/></text:span><text:span text:style-name="T13_35">borrado</text:span><text:span text:style-name="T13_36"><text:s/></text:span><text:span text:style-name="T13_37">o</text:span><text:span text:style-name="T13_38"><text:s/></text:span><text:span text:style-name="T13_39">nunca</text:span><text:span text:style-name="T13_40"><text:s/></text:span><text:span text:style-name="T13_41">se</text:span><text:span text:style-name="T13_42"><text:s/></text:span><text:span text:style-name="T13_43">creó</text:span><text:span text:style-name="T13_44">.</text:span></text:p>
          </table:table-cell>
        </table:table-row>
        <table:table-row table:style-name="Row4">
          <table:table-cell table:style-name="Cell13">
            <text:p text:style-name="P14"><text:span text:style-name="T14_1">CRIT</text:span><text:span text:style-name="T14_2">_</text:span><text:span text:style-name="T14_3">NO</text:span><text:span text:style-name="T14_4">_</text:span><text:span text:style-name="T14_5">EXISTS</text:span></text:p>
          </table:table-cell>
          <table:table-cell table:style-name="Cell14">
            <text:p text:style-name="P15"><text:span text:style-name="T15_1">01503</text:span></text:p>
          </table:table-cell>
          <table:table-cell table:style-name="Cell15">
            <text:p text:style-name="P16"><text:span text:style-name="T16_1">-1503</text:span></text:p>
          </table:table-cell>
          <table:table-cell table:style-name="Cell16">
            <text:p text:style-name="P17"><text:span text:style-name="T17_1">Se</text:span><text:span text:style-name="T17_2"><text:s/></text:span><text:span text:style-name="T17_3">intenta</text:span><text:span text:style-name="T17_4"><text:s/></text:span><text:span text:style-name="T17_5">acceder</text:span><text:span text:style-name="T17_6"><text:s/></text:span><text:span text:style-name="T17_7">a</text:span><text:span text:style-name="T17_8"><text:s/></text:span><text:span text:style-name="T17_9">una</text:span><text:span text:style-name="T17_10"><text:s/></text:span><text:span text:style-name="T17_11">crítica</text:span><text:span text:style-name="T17_12"><text:s/></text:span><text:span text:style-name="T17_13">que</text:span><text:span text:style-name="T17_14"><text:s/></text:span><text:span text:style-name="T17_15">no</text:span><text:span text:style-name="T17_16"><text:s/></text:span><text:span text:style-name="T17_17">existe</text:span><text:span text:style-name="T17_18"><text:s/></text:span><text:span text:style-name="T17_19">en</text:span><text:span text:style-name="T17_20"><text:s/></text:span><text:span text:style-name="T17_21">el</text:span><text:span text:style-name="T17_22"><text:s/></text:span><text:span text:style-name="T17_23">sistema</text:span><text:span text:style-name="T17_24">,<text:s/></text:span><text:span text:style-name="T17_25">ya</text:span><text:span text:style-name="T17_26"><text:s/></text:span><text:span text:style-name="T17_27">sea</text:span><text:span text:style-name="T17_28"><text:s/></text:span><text:span text:style-name="T17_29">porque</text:span><text:span text:style-name="T17_30"><text:s/></text:span><text:span text:style-name="T17_31">se</text:span><text:span text:style-name="T17_32"><text:s/></text:span><text:span text:style-name="T17_33">ha</text:span><text:span text:style-name="T17_34"><text:s/></text:span><text:span text:style-name="T17_35">borrado</text:span><text:span text:style-name="T17_36"><text:s/></text:span><text:span text:style-name="T17_37">o</text:span><text:span text:style-name="T17_38"><text:s/></text:span><text:span text:style-name="T17_39">nunca</text:span><text:span text:style-name="T17_40"><text:s/></text:span><text:span text:style-name="T17_41">se</text:span><text:span text:style-name="T17_42"><text:s/></text:span><text:span text:style-name="T17_43">creó</text:span><text:span text:style-name="T17_44">.</text:span></text:p>
          </table:table-cell>
        </table:table-row>
        <table:table-row table:style-name="Row5">
          <table:table-cell table:style-name="Cell17">
            <text:p text:style-name="P18"><text:span text:style-name="T18_1">USER</text:span><text:span text:style-name="T18_2">_</text:span><text:span text:style-name="T18_3">NO</text:span><text:span text:style-name="T18_4">_</text:span><text:span text:style-name="T18_5">EXISTS</text:span></text:p>
          </table:table-cell>
          <table:table-cell table:style-name="Cell18">
            <text:p text:style-name="P19"><text:span text:style-name="T19_1">01504</text:span></text:p>
          </table:table-cell>
          <table:table-cell table:style-name="Cell19">
            <text:p text:style-name="P20"><text:span text:style-name="T20_1">-1504</text:span></text:p>
          </table:table-cell>
          <table:table-cell table:style-name="Cell20">
            <text:p text:style-name="P21"><text:span text:style-name="T21_1">Se</text:span><text:span text:style-name="T21_2"><text:s/></text:span><text:span text:style-name="T21_3">intenta</text:span><text:span text:style-name="T21_4"><text:s/></text:span><text:span text:style-name="T21_5">acceder</text:span><text:span text:style-name="T21_6"><text:s/></text:span><text:span text:style-name="T21_7">a</text:span><text:span text:style-name="T21_8"><text:s/></text:span><text:span text:style-name="T21_9">un</text:span><text:span text:style-name="T21_10"><text:s/></text:span><text:span text:style-name="T21_11">usuario</text:span><text:span text:style-name="T21_12"><text:s/></text:span><text:span text:style-name="T21_13">que</text:span><text:span text:style-name="T21_14"><text:s/></text:span><text:span text:style-name="T21_15">no</text:span><text:span text:style-name="T21_16"><text:s/></text:span><text:span text:style-name="T21_17">existe</text:span><text:span text:style-name="T21_18"><text:s/></text:span><text:span text:style-name="T21_19">en</text:span><text:span text:style-name="T21_20"><text:s/></text:span><text:span text:style-name="T21_21">el</text:span><text:span text:style-name="T21_22"><text:s/></text:span><text:span text:style-name="T21_23">sistema</text:span><text:span text:style-name="T21_24">,<text:s/></text:span><text:span text:style-name="T21_25">ya</text:span><text:span text:style-name="T21_26"><text:s/></text:span><text:span text:style-name="T21_27">sea</text:span><text:span text:style-name="T21_28"><text:s/></text:span><text:span text:style-name="T21_29">porque</text:span><text:span text:style-name="T21_30"><text:s/></text:span><text:span text:style-name="T21_31">se</text:span><text:span text:style-name="T21_32"><text:s/></text:span><text:span text:style-name="T21_33">ha</text:span><text:span text:style-name="T21_34"><text:s/></text:span><text:span text:style-name="T21_35">borrado</text:span><text:span text:style-name="T21_36"><text:s/></text:span><text:span text:style-name="T21_37">o</text:span><text:span text:style-name="T21_38"><text:s/></text:span><text:span text:style-name="T21_39">nunca</text:span><text:span text:style-name="T21_40"><text:s/></text:span><text:span text:style-name="T21_41">se</text:span><text:span text:style-name="T21_42"><text:s/></text:span><text:span text:style-name="T21_43">creó</text:span><text:span text:style-name="T21_44">.</text:span></text:p>
          </table:table-cell>
        </table:table-row>
        <table:table-row table:style-name="Row6">
          <table:table-cell table:style-name="Cell21">
            <text:p text:style-name="P22"><text:span text:style-name="T22_1">PROD</text:span><text:span text:style-name="T22_2">_</text:span><text:span text:style-name="T22_3">CAT</text:span><text:span text:style-name="T22_4">_</text:span><text:span text:style-name="T22_5">NO</text:span><text:span text:style-name="T22_6">_</text:span><text:span text:style-name="T22_7">REL</text:span></text:p>
          </table:table-cell>
          <table:table-cell table:style-name="Cell22">
            <text:p text:style-name="P23"><text:span text:style-name="T23_1">01511</text:span></text:p>
          </table:table-cell>
          <table:table-cell table:style-name="Cell23">
            <text:p text:style-name="P24"><text:span text:style-name="T24_1">-1511</text:span></text:p>
          </table:table-cell>
          <table:table-cell table:style-name="Cell24">
            <text:p text:style-name="P25"><text:span text:style-name="T25_1">Se</text:span><text:span text:style-name="T25_2"><text:s/></text:span><text:span text:style-name="T25_3">intenta</text:span><text:span text:style-name="T25_4"><text:s/></text:span><text:span text:style-name="T25_5">eliminar</text:span><text:span text:style-name="T25_6"><text:s/></text:span><text:span text:style-name="T25_7">un</text:span><text:span text:style-name="T25_8"><text:s/></text:span><text:span text:style-name="T25_9">producto</text:span><text:span text:style-name="T25_10"><text:s/></text:span><text:span text:style-name="T25_11">de</text:span><text:span text:style-name="T25_12"><text:s/></text:span><text:span text:style-name="T25_13">una</text:span><text:span text:style-name="T25_14"><text:s/></text:span><text:span text:style-name="T25_15">categoría</text:span><text:span text:style-name="T25_16"><text:s/></text:span><text:span text:style-name="T25_17">a</text:span><text:span text:style-name="T25_18"><text:s/></text:span><text:span text:style-name="T25_19">la</text:span><text:span text:style-name="T25_20"><text:s/></text:span><text:span text:style-name="T25_21">que</text:span><text:span text:style-name="T25_22"><text:s/></text:span><text:span text:style-name="T25_23">no</text:span><text:span text:style-name="T25_24"><text:s/></text:span><text:span text:style-name="T25_25">pertenece</text:span><text:span text:style-name="T25_26">.</text:span></text:p>
          </table:table-cell>
        </table:table-row>
        <table:table-row table:style-name="Row7">
          <table:table-cell table:style-name="Cell25">
            <text:p text:style-name="P26"><text:span text:style-name="T26_1">PROD</text:span><text:span text:style-name="T26_2">_</text:span><text:span text:style-name="T26_3">CAT</text:span><text:span text:style-name="T26_4">_</text:span><text:span text:style-name="T26_5">REL</text:span></text:p>
          </table:table-cell>
          <table:table-cell table:style-name="Cell26">
            <text:p text:style-name="P27"><text:span text:style-name="T27_1">01512</text:span></text:p>
          </table:table-cell>
          <table:table-cell table:style-name="Cell27">
            <text:p text:style-name="P28"><text:span text:style-name="T28_1">-1512</text:span></text:p>
          </table:table-cell>
          <table:table-cell table:style-name="Cell28">
            <text:p text:style-name="P29"><text:span text:style-name="T29_1">Se</text:span><text:span text:style-name="T29_2"><text:s/></text:span><text:span text:style-name="T29_3">intenta</text:span><text:span text:style-name="T29_4"><text:s/></text:span><text:span text:style-name="T29_5">añadir</text:span><text:span text:style-name="T29_6"><text:s/></text:span><text:span text:style-name="T29_7">un</text:span><text:span text:style-name="T29_8"><text:s/></text:span><text:span text:style-name="T29_9">producto</text:span><text:span text:style-name="T29_10"><text:s/></text:span><text:span text:style-name="T29_11">a</text:span><text:span text:style-name="T29_12"><text:s/></text:span><text:span text:style-name="T29_13">una</text:span><text:span text:style-name="T29_14"><text:s/></text:span><text:span text:style-name="T29_15">categoría</text:span><text:span text:style-name="T29_16"><text:s/></text:span><text:span text:style-name="T29_17">a</text:span><text:span text:style-name="T29_18"><text:s/></text:span><text:span text:style-name="T29_19">la</text:span><text:span text:style-name="T29_20"><text:s/></text:span><text:span text:style-name="T29_21">que</text:span><text:span text:style-name="T29_22"><text:s/></text:span><text:span text:style-name="T29_23">ya</text:span><text:span text:style-name="T29_24"><text:s/></text:span><text:span text:style-name="T29_25">pertenece</text:span><text:span text:style-name="T29_26">.</text:span></text:p>
          </table:table-cell>
        </table:table-row>
        <table:table-row table:style-name="Row8">
          <table:table-cell table:style-name="Cell29">
            <text:p text:style-name="P30"><text:span text:style-name="T30_1">PROD</text:span><text:span text:style-name="T30_2">_</text:span><text:span text:style-name="T30_3">EXISTS</text:span></text:p>
          </table:table-cell>
          <table:table-cell table:style-name="Cell30">
            <text:p text:style-name="P31"><text:span text:style-name="T31_1">01521</text:span></text:p>
          </table:table-cell>
          <table:table-cell table:style-name="Cell31">
            <text:p text:style-name="P32"><text:span text:style-name="T32_1">-1521</text:span></text:p>
          </table:table-cell>
          <table:table-cell table:style-name="Cell32">
            <text:p text:style-name="P33"><text:span text:style-name="T33_1">Se</text:span><text:span text:style-name="T33_2"><text:s/></text:span><text:span text:style-name="T33_3">intenta</text:span><text:span text:style-name="T33_4"><text:s/></text:span><text:span text:style-name="T33_5">crear</text:span><text:span text:style-name="T33_6"><text:s/></text:span><text:span text:style-name="T33_7">un</text:span><text:span text:style-name="T33_8"><text:s/></text:span><text:span text:style-name="T33_9">producto</text:span><text:span text:style-name="T33_10"><text:s/></text:span><text:span text:style-name="T33_11">con</text:span><text:span text:style-name="T33_12"><text:s/></text:span><text:span text:style-name="T33_13">el</text:span><text:span text:style-name="T33_14"><text:s/></text:span><text:span text:style-name="T33_15">mismo</text:span><text:span text:style-name="T33_16"><text:s/></text:span><text:span text:style-name="T33_17">nombre</text:span><text:span text:style-name="T33_18"><text:s/></text:span><text:span text:style-name="T33_19">que</text:span><text:span text:style-name="T33_20"><text:s/></text:span><text:span text:style-name="T33_21">uno</text:span><text:span text:style-name="T33_22"><text:s/></text:span><text:span text:style-name="T33_23">ya</text:span><text:span text:style-name="T33_24"><text:s/></text:span><text:span text:style-name="T33_25">existente</text:span><text:span text:style-name="T33_26">.</text:span></text:p>
          </table:table-cell>
        </table:table-row>
        <table:table-row table:style-name="Row9">
          <table:table-cell table:style-name="Cell33">
            <text:p text:style-name="P34"><text:span text:style-name="T34_1">CAT</text:span><text:span text:style-name="T34_2">_</text:span><text:span text:style-name="T34_3">EXISTS</text:span></text:p>
          </table:table-cell>
          <table:table-cell table:style-name="Cell34">
            <text:p text:style-name="P35"><text:span text:style-name="T35_1">01522</text:span></text:p>
          </table:table-cell>
          <table:table-cell table:style-name="Cell35">
            <text:p text:style-name="P36"><text:span text:style-name="T36_1">-1522</text:span></text:p>
          </table:table-cell>
          <table:table-cell table:style-name="Cell36">
            <text:p text:style-name="P37"><text:span text:style-name="T37_1">Se</text:span><text:span text:style-name="T37_2"><text:s/></text:span><text:span text:style-name="T37_3">intenta</text:span><text:span text:style-name="T37_4"><text:s/></text:span><text:span text:style-name="T37_5">crear</text:span><text:span text:style-name="T37_6"><text:s/></text:span><text:span text:style-name="T37_7">una</text:span><text:span text:style-name="T37_8"><text:s/></text:span><text:span text:style-name="T37_9">categoría</text:span><text:span text:style-name="T37_10"><text:s/></text:span><text:span text:style-name="T37_11">con</text:span><text:span text:style-name="T37_12"><text:s/></text:span><text:span text:style-name="T37_13">el</text:span><text:span text:style-name="T37_14"><text:s/></text:span><text:span text:style-name="T37_15">mismo</text:span><text:span text:style-name="T37_16"><text:s/></text:span><text:span text:style-name="T37_17">nombre</text:span><text:span text:style-name="T37_18"><text:s/></text:span><text:span text:style-name="T37_19">que</text:span><text:span text:style-name="T37_20"><text:s/></text:span><text:span text:style-name="T37_21">una</text:span><text:span text:style-name="T37_22"><text:s/></text:span><text:span text:style-name="T37_23">ya</text:span><text:span text:style-name="T37_24"><text:s/></text:span><text:span text:style-name="T37_25">existente</text:span><text:span text:style-name="T37_26">.</text:span></text:p>
          </table:table-cell>
        </table:table-row>
        <table:table-row table:style-name="Row10">
          <table:table-cell table:style-name="Cell37">
            <text:p text:style-name="P38"><text:span text:style-name="T38_1">CRIT</text:span><text:span text:style-name="T38_2">_</text:span><text:span text:style-name="T38_3">EXISTS</text:span></text:p>
          </table:table-cell>
          <table:table-cell table:style-name="Cell38">
            <text:p text:style-name="P39"><text:span text:style-name="T39_1">01523</text:span></text:p>
          </table:table-cell>
          <table:table-cell table:style-name="Cell39">
            <text:p text:style-name="P40"><text:span text:style-name="T40_1">-1523</text:span></text:p>
          </table:table-cell>
          <table:table-cell table:style-name="Cell40">
            <text:p text:style-name="P41"><text:span text:style-name="T41_1">Un</text:span><text:span text:style-name="T41_2"><text:s/></text:span><text:span text:style-name="T41_3">usuario</text:span><text:span text:style-name="T41_4"><text:s/></text:span><text:span text:style-name="T41_5">intenta</text:span><text:span text:style-name="T41_6"><text:s/></text:span><text:span text:style-name="T41_7">crear</text:span><text:span text:style-name="T41_8"><text:s/></text:span><text:span text:style-name="T41_9">una</text:span><text:span text:style-name="T41_10"><text:s/></text:span><text:span text:style-name="T41_11">crítica</text:span><text:span text:style-name="T41_12"><text:s/></text:span><text:span text:style-name="T41_13">de</text:span><text:span text:style-name="T41_14"><text:s/></text:span><text:span text:style-name="T41_15">un</text:span><text:span text:style-name="T41_16"><text:s/></text:span><text:span text:style-name="T41_17">producto</text:span><text:span text:style-name="T41_18"><text:s/></text:span><text:span text:style-name="T41_19">que</text:span><text:span text:style-name="T41_20"><text:s/></text:span><text:span text:style-name="T41_21">ya</text:span><text:span text:style-name="T41_22"><text:s/></text:span><text:span text:style-name="T41_23">ha</text:span><text:span text:style-name="T41_24"><text:s/></text:span><text:span text:style-name="T41_25">criticado</text:span><text:span text:style-name="T41_26">.</text:span></text:p>
          </table:table-cell>
        </table:table-row>
        <table:table-row table:style-name="Row11">
          <table:table-cell table:style-name="Cell41">
            <text:p text:style-name="P42"><text:span text:style-name="T42_1">USER</text:span><text:span text:style-name="T42_2">_</text:span><text:span text:style-name="T42_3">EXISTS</text:span></text:p>
          </table:table-cell>
          <table:table-cell table:style-name="Cell42">
            <text:p text:style-name="P43"><text:span text:style-name="T43_1">01524</text:span></text:p>
          </table:table-cell>
          <table:table-cell table:style-name="Cell43">
            <text:p text:style-name="P44"><text:span text:style-name="T44_1">-1524</text:span></text:p>
          </table:table-cell>
          <table:table-cell table:style-name="Cell44">
            <text:p text:style-name="P45"><text:span text:style-name="T45_1">Se</text:span><text:span text:style-name="T45_2"><text:s/></text:span><text:span text:style-name="T45_3">intenta</text:span><text:span text:style-name="T45_4"><text:s/></text:span><text:span text:style-name="T45_5">registrar</text:span><text:span text:style-name="T45_6"><text:s/></text:span><text:span text:style-name="T45_7">un</text:span><text:span text:style-name="T45_8"><text:s/></text:span><text:span text:style-name="T45_9">usuario</text:span><text:span text:style-name="T45_10"><text:s/></text:span><text:span text:style-name="T45_11">con</text:span><text:span text:style-name="T45_12"><text:s/></text:span><text:span text:style-name="T45_13">un</text:span><text:span text:style-name="T45_14"><text:s/></text:span><text:span text:style-name="T45_15">nombre</text:span><text:span text:style-name="T45_16"><text:s/></text:span><text:span text:style-name="T45_17">de</text:span><text:span text:style-name="T45_18"><text:s/></text:span><text:span text:style-name="T45_19">usuario</text:span><text:span text:style-name="T45_20"><text:s/></text:span><text:span text:style-name="T45_21">ya</text:span><text:span text:style-name="T45_22"><text:s/></text:span><text:span text:style-name="T45_23">registrado</text:span><text:span text:style-name="T45_24">.</text:span></text:p>
          </table:table-cell>
        </table:table-row>
        <table:table-row table:style-name="Row12">
          <table:table-cell table:style-name="Cell45">
            <text:p text:style-name="P46"><text:span text:style-name="T46_1">MAIL</text:span><text:span text:style-name="T46_2">_</text:span><text:span text:style-name="T46_3">EXISTS</text:span></text:p>
          </table:table-cell>
          <table:table-cell table:style-name="Cell46">
            <text:p text:style-name="P47"><text:span text:style-name="T47_1">01525</text:span></text:p>
          </table:table-cell>
          <table:table-cell table:style-name="Cell47">
            <text:p text:style-name="P48"><text:span text:style-name="T48_1">-1525</text:span></text:p>
          </table:table-cell>
          <table:table-cell table:style-name="Cell48">
            <text:p text:style-name="P49"><text:span text:style-name="T49_1">Se</text:span><text:span text:style-name="T49_2"><text:s/></text:span><text:span text:style-name="T49_3">intenta</text:span><text:span text:style-name="T49_4"><text:s/></text:span><text:span text:style-name="T49_5">crear</text:span><text:span text:style-name="T49_6"><text:s/></text:span><text:span text:style-name="T49_7">un</text:span><text:span text:style-name="T49_8"><text:s/></text:span><text:span text:style-name="T49_9">usuario</text:span><text:span text:style-name="T49_10"><text:s/></text:span><text:span text:style-name="T49_11">con</text:span><text:span text:style-name="T49_12"><text:s/></text:span><text:span text:style-name="T49_13">un</text:span><text:span text:style-name="T49_14"><text:s/></text:span><text:span text:style-name="T49_15">correo</text:span><text:span text:style-name="T49_16"><text:s/></text:span><text:span text:style-name="T49_17">ya</text:span><text:span text:style-name="T49_18"><text:s/></text:span><text:span text:style-name="T49_19">registrado</text:span><text:span text:style-name="T49_20">.</text:span></text:p>
          </table:table-cell>
        </table:table-row>
        <table:table-row table:style-name="Row13">
          <table:table-cell table:style-name="Cell49">
            <text:p text:style-name="P50"><text:span text:style-name="T50_1">SUBCAT</text:span><text:span text:style-name="T50_2">_</text:span><text:span text:style-name="T50_3">REL</text:span></text:p>
          </table:table-cell>
          <table:table-cell table:style-name="Cell50">
            <text:p text:style-name="P51"><text:span text:style-name="T51_1">01531</text:span></text:p>
          </table:table-cell>
          <table:table-cell table:style-name="Cell51">
            <text:p text:style-name="P52"><text:span text:style-name="T52_1">-1531</text:span></text:p>
          </table:table-cell>
          <table:table-cell table:style-name="Cell52">
            <text:p text:style-name="P53"><text:span text:style-name="T53_1">Se</text:span><text:span text:style-name="T53_2"><text:s/></text:span><text:span text:style-name="T53_3">intenta</text:span><text:span text:style-name="T53_4"><text:s/></text:span><text:span text:style-name="T53_5">establecer</text:span><text:span text:style-name="T53_6"><text:s/></text:span><text:span text:style-name="T53_7">como</text:span><text:span text:style-name="T53_8"><text:s/></text:span><text:span text:style-name="T53_9">subcategoría</text:span><text:span text:style-name="T53_10"><text:s/></text:span><text:span text:style-name="T53_11">una</text:span><text:span text:style-name="T53_12"><text:s/></text:span><text:span text:style-name="T53_13">categoría</text:span><text:span text:style-name="T53_14"><text:s/></text:span><text:span text:style-name="T53_15">que</text:span><text:span text:style-name="T53_16"><text:s/></text:span><text:span text:style-name="T53_17">ya</text:span><text:span text:style-name="T53_18"><text:s/></text:span><text:span text:style-name="T53_19">es</text:span><text:span text:style-name="T53_20"><text:s/></text:span><text:span text:style-name="T53_21">subcategoría</text:span><text:span text:style-name="T53_22"><text:s/></text:span><text:span text:style-name="T53_23">de</text:span><text:span text:style-name="T53_24"><text:s/></text:span><text:span text:style-name="T53_25">la</text:span><text:span text:style-name="T53_26"><text:s/></text:span><text:span text:style-name="T53_27">categoría</text:span><text:span text:style-name="T53_28">.</text:span></text:p>
          </table:table-cell>
        </table:table-row>
        <table:table-row table:style-name="Row14">
          <table:table-cell table:style-name="Cell53">
            <text:p text:style-name="P54"><text:span text:style-name="T54_1">SUBCAT</text:span><text:span text:style-name="T54_2">_</text:span><text:span text:style-name="T54_3">REL</text:span><text:span text:style-name="T54_4">2</text:span></text:p>
          </table:table-cell>
          <table:table-cell table:style-name="Cell54">
            <text:p text:style-name="P55"><text:span text:style-name="T55_1">01532</text:span></text:p>
          </table:table-cell>
          <table:table-cell table:style-name="Cell55">
            <text:p text:style-name="P56"><text:span text:style-name="T56_1">-1532</text:span></text:p>
          </table:table-cell>
          <table:table-cell table:style-name="Cell56">
            <text:p text:style-name="P57"><text:span text:style-name="T57_1">Se</text:span><text:span text:style-name="T57_2"><text:s/></text:span><text:span text:style-name="T57_3">intenta</text:span><text:span text:style-name="T57_4"><text:s/></text:span><text:span text:style-name="T57_5">establecer</text:span><text:span text:style-name="T57_6"><text:s/></text:span><text:span text:style-name="T57_7">como</text:span><text:span text:style-name="T57_8"><text:s/></text:span><text:span text:style-name="T57_9">subcategoría</text:span><text:span text:style-name="T57_10"><text:s/></text:span><text:span text:style-name="T57_11">una</text:span><text:span text:style-name="T57_12"><text:s/></text:span><text:span text:style-name="T57_13">categoría</text:span><text:span text:style-name="T57_14"><text:s/></text:span><text:span text:style-name="T57_15">que</text:span><text:span text:style-name="T57_16"><text:s/></text:span><text:span text:style-name="T57_17">es</text:span><text:span text:style-name="T57_18"><text:s/></text:span><text:span text:style-name="T57_19">supercategoría</text:span><text:span text:style-name="T57_20"><text:s/></text:span><text:span text:style-name="T57_21">de</text:span><text:span text:style-name="T57_22"><text:s/></text:span><text:span text:style-name="T57_23">la</text:span><text:span text:style-name="T57_24"><text:s/></text:span><text:span text:style-name="T57_25">categoría</text:span><text:span text:style-name="T57_26">.<text:s/></text:span></text:p>
          </table:table-cell>
        </table:table-row>
        <table:table-row table:style-name="Row15">
          <table:table-cell table:style-name="Cell57">
            <text:p text:style-name="P58"><text:span text:style-name="T58_1">SUBCAT</text:span><text:span text:style-name="T58_2">_</text:span><text:span text:style-name="T58_3">EQUAL</text:span></text:p>
          </table:table-cell>
          <table:table-cell table:style-name="Cell58">
            <text:p text:style-name="P59"><text:span text:style-name="T59_1">01533</text:span></text:p>
          </table:table-cell>
          <table:table-cell table:style-name="Cell59">
            <text:p text:style-name="P60"><text:span text:style-name="T60_1">-1533</text:span></text:p>
          </table:table-cell>
          <table:table-cell table:style-name="Cell60">
            <text:p text:style-name="P61"><text:span text:style-name="T61_1">Se</text:span><text:span text:style-name="T61_2"><text:s/></text:span><text:span text:style-name="T61_3">intenta</text:span><text:span text:style-name="T61_4"><text:s/></text:span><text:span text:style-name="T61_5">establecer</text:span><text:span text:style-name="T61_6"><text:s/></text:span><text:span text:style-name="T61_7">a</text:span><text:span text:style-name="T61_8"><text:s/></text:span><text:span text:style-name="T61_9">una</text:span><text:span text:style-name="T61_10"><text:s/></text:span><text:span text:style-name="T61_11">categoría</text:span><text:span text:style-name="T61_12"><text:s/></text:span><text:span text:style-name="T61_13">como</text:span><text:span text:style-name="T61_14"><text:s/></text:span><text:span text:style-name="T61_15">subcategoría</text:span><text:span text:style-name="T61_16"><text:s/></text:span><text:span text:style-name="T61_17">de</text:span><text:span text:style-name="T61_18"><text:s/></text:span><text:span text:style-name="T61_19">sí</text:span><text:span text:style-name="T61_20"><text:s/></text:span><text:span text:style-name="T61_21">misma</text:span><text:span text:style-name="T61_22">.</text:span></text:p>
          </table:table-cell>
        </table:table-row>
        <table:table-row table:style-name="Row16">
          <table:table-cell table:style-name="Cell61">
            <text:p text:style-name="P62"><text:span text:style-name="T62_1">SUBCAT</text:span><text:span text:style-name="T62_2">_</text:span><text:span text:style-name="T62_3">TODO</text:span></text:p>
          </table:table-cell>
          <table:table-cell table:style-name="Cell62">
            <text:p text:style-name="P63"><text:span text:style-name="T63_1">01534</text:span></text:p>
          </table:table-cell>
          <table:table-cell table:style-name="Cell63">
            <text:p text:style-name="P64"><text:span text:style-name="T64_1">-1534</text:span></text:p>
          </table:table-cell>
          <table:table-cell table:style-name="Cell64">
            <text:p text:style-name="P65"><text:span text:style-name="T65_1">Se</text:span><text:span text:style-name="T65_2"><text:s/></text:span><text:span text:style-name="T65_3">intenta</text:span><text:span text:style-name="T65_4"><text:s/></text:span><text:span text:style-name="T65_5">establecer</text:span><text:span text:style-name="T65_6"><text:s/></text:span><text:span text:style-name="T65_7">la</text:span><text:span text:style-name="T65_8"><text:s/></text:span><text:span text:style-name="T65_9">categoría</text:span><text:span text:style-name="T65_10"><text:s/></text:span><text:span text:style-name="T65_11">TODO</text:span><text:span text:style-name="T65_12"><text:s/></text:span><text:span text:style-name="T65_13">como</text:span><text:span text:style-name="T65_14"><text:s/></text:span><text:span text:style-name="T65_15">subcategoría</text:span><text:span text:style-name="T65_16"><text:s/></text:span><text:span text:style-name="T65_17">de</text:span><text:span text:style-name="T65_18"><text:s/></text:span><text:span text:style-name="T65_19">una</text:span><text:span text:style-name="T65_20"><text:s/></text:span><text:span text:style-name="T65_21">categoría</text:span><text:span text:style-name="T65_22">.</text:span></text:p>
          </table:table-cell>
        </table:table-row>
        <table:table-row table:style-name="Row17">
          <table:table-cell table:style-name="Cell65">
            <text:p text:style-name="P66"><text:span text:style-name="T66_1">CAT</text:span><text:span text:style-name="T66_2">_</text:span><text:span text:style-name="T66_3">IS</text:span><text:span text:style-name="T66_4">_</text:span><text:span text:style-name="T66_5">TODO</text:span></text:p>
          </table:table-cell>
          <table:table-cell table:style-name="Cell66">
            <text:p text:style-name="P67"><text:span text:style-name="T67_1">01541</text:span></text:p>
          </table:table-cell>
          <table:table-cell table:style-name="Cell67">
            <text:p text:style-name="P68"><text:span text:style-name="T68_1">-1541</text:span></text:p>
          </table:table-cell>
          <table:table-cell table:style-name="Cell68">
            <text:p text:style-name="P69"><text:span text:style-name="T69_1">Se</text:span><text:span text:style-name="T69_2"><text:s/></text:span><text:span text:style-name="T69_3">intenta</text:span><text:span text:style-name="T69_4"><text:s/></text:span><text:span text:style-name="T69_5">eliminar</text:span><text:span text:style-name="T69_6"><text:s/></text:span><text:span text:style-name="T69_7">un</text:span><text:span text:style-name="T69_8"><text:s/></text:span><text:span text:style-name="T69_9">producto</text:span><text:span text:style-name="T69_10"><text:s/></text:span><text:span text:style-name="T69_11">de</text:span><text:span text:style-name="T69_12"><text:s/></text:span><text:span text:style-name="T69_13">la</text:span><text:span text:style-name="T69_14"><text:s/></text:span><text:span text:style-name="T69_15">categoría</text:span><text:span text:style-name="T69_16"><text:s/></text:span><text:span text:style-name="T69_17">TODO</text:span><text:span text:style-name="T69_18">.</text:span></text:p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